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9">
      <style:paragraph-properties fo:margin-left="0.5in" fo:margin-right="0in" fo:text-indent="-0.25in" style:auto-text-indent="false"/>
    </style:style>
    <style:style style:name="P6" style:family="paragraph" style:parent-style-name="Standard" style:list-style-name="WWNum10">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7">
      <style:paragraph-properties fo:margin-left="0.5in" fo:margin-right="0in" fo:text-indent="-0.25in" style:auto-text-indent="false"/>
    </style:style>
    <style:style style:name="P11" style:family="paragraph" style:parent-style-name="Standard" style:list-style-name="WWNum8">
      <style:paragraph-properties fo:margin-left="0.5in" fo:margin-right="0in" fo:text-indent="-0.25in" style:auto-text-indent="false"/>
    </style:style>
    <style:style style:name="P12" style:family="paragraph" style:parent-style-name="Standard" style:list-style-name="WWNum11">
      <style:paragraph-properties fo:margin-left="0.5in" fo:margin-right="0in" fo:text-indent="-0.25in" style:auto-text-indent="false"/>
    </style:style>
    <style:style style:name="P13" style:family="paragraph" style:parent-style-name="Standard" style:list-style-name="WWNum5">
      <style:paragraph-properties fo:margin-left="0.5in" fo:margin-right="0in" fo:text-indent="-0.25in" style:auto-text-indent="false"/>
    </style:style>
    <style:style style:name="P14" style:family="paragraph" style:parent-style-name="Standard" style:list-style-name="WWNum2">
      <style:paragraph-properties fo:margin-left="0.5in" fo:margin-right="0in" fo:text-indent="-0.25in" style:auto-text-indent="false"/>
    </style:style>
    <style:style style:name="P15" style:family="paragraph" style:parent-style-name="Standard" style:master-page-name="Standard">
      <style:paragraph-properties fo:orphans="0" fo:widows="0" style:page-number="1"/>
    </style:style>
    <style:style style:name="P16"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35807072" text:id="ct35807072">
          <text:insertion>
            <office:change-info>
              <dc:creator>RTheren</dc:creator>
              <dc:date>2019-01-22T17:15: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LWDW <text:s/>- </text:span><text:span text:style-name="T2">????????? <text:s text:c="2"/></text:span></text:p>
      <text:p text:style-name="P1"><text:span text:style-name="T7">Colour key - </text:span><text:span text:style-name="T8">Venn</text:span><text:span text:style-name="T7"> </text:span><text:span text:style-name="T11">Pedro </text:span><text:span text:style-name="T3">Jill</text:span></text:p>
      <text:p text:style-name="P2"/>
      <text:p text:style-name="P1"><text:span text:style-name="T7">The Jill</text:span></text:p>
      <text:p text:style-name="P1"><text:a xlink:type="simple" xlink:href="https://meet.jit.si/jordan9000#config.disableAP=true&amp;config.disableAEC=true&amp;config.disableAGC=true" text:style-name="ListLabel_20_100" text:visited-style-name="ListLabel_20_100"><text:span text:style-name="T14">https://meet.jit.si/jordan9000#config.disableAP=true&amp;config.disableAEC=true&amp;config.disableAGC=true</text:span></text:a></text:p>
      <text:p text:style-name="P3"/>
      <text:p text:style-name="P1"><text:span text:style-name="T7">The Pedro </text:span></text:p>
      <text:p text:style-name="P1"><text:a xlink:type="simple" xlink:href="https://meet.jit.si/pedro9000#config.disableAP=true&amp;config.disableAEC=true&amp;config.disableAGC=true" text:style-name="ListLabel_20_100" text:visited-style-name="ListLabel_20_100"><text:span text:style-name="T14">https://meet.jit.si/pedro9000#config.disableAP=true&amp;config.disableAEC=true&amp;config.disableAGC=true</text:span></text:a></text:p>
      <text:p text:style-name="P2"/>
      <text:p text:style-name="P1"><draw:rect text:anchor-type="as-char" style:rel-width="100%" draw:z-index="0" draw:style-name="gr1" draw:text-style-name="P16"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16" svg:width="0.0012in" svg:height="0.0213in"><text:p/></draw:rect></text:p>
      <text:p text:style-name="P1"><text:span text:style-name="T4">Patreons:</text:span><text:span text:style-name="T16"> Post story suggestions </text:span><text:span text:style-name="T17">HAR</text:span><text:span text:style-name="T18">!</text:span></text:p>
      <text:p text:style-name="P1">1.<text:change-start text:change-id="ct35807072"/> <text:s/><text:span text:style-name="T7">CrowPi:</text:span><text:line-break/> <text:s text:c="4"/>https://www.elecrow.com/crowpi-compact-raspberry-pi-educational-kit.html<text:change-end text:change-id="ct35807072"/></text:p>
      <text:p text:style-name="P1">2.</text:p>
      <text:p text:style-name="P1">3.</text:p>
      <text:p text:style-name="P1">4.</text:p>
      <text:p text:style-name="P1"><text:soft-page-break/>5.</text:p>
      <text:p text:style-name="P1"><draw:rect text:anchor-type="as-char" style:rel-width="100%" draw:z-index="2" draw:style-name="gr1" draw:text-style-name="P16" svg:width="0.0012in" svg:height="0.0213in"><text:p/></draw:rect></text:p>
      <text:p text:style-name="Standard"><text:span text:style-name="T2">Rundown: You know the drill </text:span></text:p>
      <text:p text:style-name="Standard"/>
      <text:p text:style-name="Standard"/>
      <text:p text:style-name="P3"/>
      <text:p text:style-name="P1"><draw:rect text:anchor-type="as-char" style:rel-width="100%" draw:z-index="3" draw:style-name="gr1" draw:text-style-name="P16" svg:width="0.0012in" svg:height="0.0213in"><text:p/></draw:rect></text:p>
      <text:p text:style-name="P1"><text:span text:style-name="T7">What we’re up to :</text:span></text:p>
      <text:p text:style-name="P1"><text:span text:style-name="T7">V - Took apart a 980, it was a journey. </text:span></text:p>
      <text:p text:style-name="P1"><text:span text:style-name="T7">J - Did lots of SCaLE planning this week, and we got our LinuxChix LA booth as usual, and also got Strider a Lutris booth for SCaLE! \:-D/ <text:s/>And the organizers know that LinuxGameCast will have an even bigger presence this year at the Con!</text:span></text:p>
      <text:p text:style-name="P1"><text:span text:style-name="T7">P - </text:span></text:p>
      <text:p text:style-name="Standard"><draw:rect text:anchor-type="as-char" style:rel-width="100%" draw:z-index="4" draw:style-name="gr1" draw:text-style-name="P16" svg:width="0.0012in" svg:height="0.0213in"><text:p/></draw:rect></text:p>
      <text:p text:style-name="Standard">News</text:p>
      <text:p text:style-name="Standard"/>
      <text:p text:style-name="Standard"><text:span text:style-name="T11">ChromeStick</text:span><text:span text:style-name="T12"> </text:span></text:p>
      <text:p text:style-name="Standard"><text:a xlink:type="simple" xlink:href="https://bgr.com/2019/01/16/chromebook-sale-on-amazon-size-of-flash-drive/" text:style-name="ListLabel_20_101" text:visited-style-name="ListLabel_20_101"><text:span text:style-name="T15">https://bgr.com/2019/01/16/chromebook-sale-on-amazon-size-of-flash-drive/</text:span></text:a></text:p>
      <text:list xml:id="list2985314372" text:style-name="WWNum1">
        <text:list-item>
          <text:p text:style-name="P4"><text:span text:style-name="T5">The ASUS Chromebit is often rated in the top ten of best stick PCs you can buy, and is a great and cheaper alternative to a Chromebook or Chromebox.</text:span></text:p>
        </text:list-item>
        <text:list-item>
          <text:p text:style-name="P4"><text:span text:style-name="T5">The black ASUS Chromebit is only $85.36, and the pink one, which is the one I want, is $124.13 on Amazon.</text:span></text:p>
        </text:list-item>
        <text:list-item>
          <text:p text:style-name="P4"><text:span text:style-name="T5">Google and ASUS had collaborated on the Chromebit and released it in November 2015.</text:span></text:p>
        </text:list-item>
        <text:list-item>
          <text:p text:style-name="P4"><text:span text:style-name="T5">Its cheaper than the $150 Intel Compute Stick CS125 and it doesn’t run Windows 10.</text:span></text:p>
        </text:list-item>
        <text:list-item>
          <text:p text:style-name="P4"><text:span text:style-name="T9">Do you find the chromebook to be too feature packed?</text:span></text:p>
        </text:list-item>
        <text:list-item>
          <text:p text:style-name="P4"><text:soft-page-break/><text:span text:style-name="T12">A little too underpowered for Android apps certainly explains the price drop.</text:span></text:p>
        </text:list-item>
        <text:list-item>
          <text:p text:style-name="P4"><text:span text:style-name="T12">Though, some people have managed to sideload the Play store and runtime onto it</text:span></text:p>
        </text:list-item>
        <text:list-item>
          <text:p text:style-name="P4"><text:span text:style-name="T9">I am not of a fan of needing a 18W power adapter. </text:span></text:p>
        </text:list-item>
      </text:list>
      <text:p text:style-name="Standard"/>
      <text:p text:style-name="Standard"><text:span text:style-name="T11">Kaneeeedaaaaaa</text:span></text:p>
      <text:p text:style-name="Standard"><text:span text:style-name="T15"><office:annotation office:name="__Annotation__64_3826025361"><dc:creator>Venn Stone</dc:creator><dc:date>2019-01-22T22:36:13</dc:date><text:p><text:span text:style-name="T19">Indeed.</text:span></text:p></office:annotation></text:span><text:span text:style-name="T15"><office:annotation office:name="__Annotation__62_3826025361"><dc:creator>Michael Fox</dc:creator><dc:date>2019-01-22T19:10:53</dc:date><text:p><text:span text:style-name="T19">"No Electron shenanigans here." i like this</text:span></text:p></office:annotation></text:span><text:a xlink:type="simple" xlink:href="https://www.kickstarter.com/projects/alecaddd/akira-the-linux-design-tool" text:style-name="ListLabel_20_101" text:visited-style-name="ListLabel_20_101"><text:span text:style-name="T15">https://www.kickstarter.com/projects/alecaddd/akira-the-linux-design-tool</text:span></text:a><office:annotation-end office:name="__Annotation__62_3826025361"/><office:annotation-end office:name="__Annotation__64_3826025361"/></text:p>
      <text:list xml:id="list3580129214" text:style-name="WWNum9">
        <text:list-item>
          <text:p text:style-name="P5"><text:span text:style-name="T5">I was very excited to hear about Akira’s development, because a proper open source UX/User Interface design tool is needed on Linux for creating both web and mobile interfaces.</text:span></text:p>
        </text:list-item>
        <text:list-item>
          <text:p text:style-name="P5"><text:span text:style-name="T5">Akira will be equivalent to proprietary apps like Sketch, Figma, or Adobe XD.</text:span></text:p>
        </text:list-item>
        <text:list-item>
          <text:p text:style-name="P5"><text:span text:style-name="T12">Having a tool designed from the ground up to run on Linux and allow UI/UX development that isn’t inherently tied down to GTK or QT is a nice idea.</text:span></text:p>
        </text:list-item>
        <text:list-item>
          <text:p text:style-name="P5"><text:span text:style-name="T12">Certainly opens Linux to hosting development of even more mobile/web apps.</text:span></text:p>
        </text:list-item>
      </text:list>
      <text:p text:style-name="Standard"/>
      <text:p text:style-name="Standard"><text:span text:style-name="T3">New Ink</text:span></text:p>
      <text:p text:style-name="Standard"><text:a xlink:type="simple" xlink:href="https://inkscape.org/release/inkscape-0.92.4/" text:style-name="ListLabel_20_101" text:visited-style-name="ListLabel_20_101"><text:span text:style-name="T15">https://inkscape.org/release/inkscape-0.92.4/</text:span></text:a></text:p>
      <text:list xml:id="list1706437417" text:style-name="WWNum10">
        <text:list-item>
          <text:p text:style-name="P6"><text:span text:style-name="T5">Inkscape 0.92.4 has been released with lots of new updates and bug fixes!</text:span></text:p>
        </text:list-item>
        <text:list-item>
          <text:p text:style-name="P6"><text:span text:style-name="T5">Multiple objects can now be aligned as a group relative to a another single object. <text:s/>This makes moving many objects at one time to the location of another object much easier, as they are aligned better and “snap” to the individual objects coordinates, depending on the alignment tools used, such as center vertically, horizontally etc.</text:span></text:p>
        </text:list-item>
        <text:list-item>
          <text:p text:style-name="P6"><text:span text:style-name="T5">Now you can hold Shift/Ctrl-click on control handles of shapes without Inkscape crashing! <text:s/>This has been an annoying issue for a long time.</text:span></text:p>
        </text:list-item>
        <text:list-item>
          <text:p text:style-name="P6"><text:span text:style-name="T5">Improved the speed of processing and saving large files, and large Adobe Illustrator files. <text:s/>I have imported AI files in Inkscape many times, and know how slow they are to process.</text:span></text:p>
        </text:list-item>
        <text:list-item>
          <text:p text:style-name="P6"><text:span text:style-name="T12">So if an idiot like myself who doesn’t know how to Inkscape decides to try this version, it’s still not going to make my life any easier, is it?</text:span></text:p>
        </text:list-item>
        <text:list-item>
          <text:p text:style-name="P6"><text:span text:style-name="T9">*laughs in windows XP* </text:span></text:p>
        </text:list-item>
      </text:list>
      <text:p text:style-name="Standard"/>
      <text:p text:style-name="Standard"><text:span text:style-name="T8">Why He Linux</text:span><text:span text:style-name="T9"> </text:span></text:p>
      <text:p text:style-name="Standard"><text:soft-page-break/><text:a xlink:type="simple" xlink:href="http://larrysanger.org/2019/01/how-and-why-i-transitioned-to-linux-how-you-can-too/" text:style-name="ListLabel_20_101" text:visited-style-name="ListLabel_20_101"><text:span text:style-name="T15">http://larrysanger.org/2019/01/how-and-why-i-transitioned-to-linux-how-you-can-too/</text:span></text:a></text:p>
      <text:list xml:id="list2071794251" text:style-name="WWNum6">
        <text:list-item>
          <text:p text:style-name="P7"><text:span text:style-name="T5">Really nice written article!</text:span></text:p>
        </text:list-item>
        <text:list-item>
          <text:p text:style-name="P7"><text:span text:style-name="T5">Larry Sanger, who is a Co-founder of Wikipedia, points out how easy it is to find resources online and don’t be afraid to ask for help. </text:span></text:p>
        </text:list-item>
        <text:list-item>
          <text:p text:style-name="P7"><text:span text:style-name="T5">So nice to see more articles being written about how easy it really is to transition to Linux for new users, by Jason Evangelho from Forbes and the like.</text:span></text:p>
        </text:list-item>
        <text:list-item>
          <text:p text:style-name="P7"><text:span text:style-name="T5">Most modern Linux installers, like Ubuntu's, have an install Linux alongside Windows option so new users don't even have to learn how to make partitions.</text:span></text:p>
        </text:list-item>
        <text:list-item>
          <text:p text:style-name="P7"><text:span text:style-name="T12">There’s an even easier way to get right into Linux without having to worry about partitions and installations. </text:span></text:p>
        </text:list-item>
        <text:list-item>
          <text:p text:style-name="P7"><text:span text:style-name="T12">You go to Entroware or Tuxedo’s website and you get yourself a Linux.</text:span></text:p>
        </text:list-item>
        <text:list-item>
          <text:p text:style-name="P7"><text:span text:style-name="T12">It’s more expensive, yes. But it will give you the same fully integrated experience you get from buying a Windows prebuilt/laptop.</text:span></text:p>
        </text:list-item>
        <text:list-item>
          <text:p text:style-name="P7"><text:span text:style-name="T12">With the added bonus of not having to deal with Cortana during setup.</text:span></text:p>
        </text:list-item>
        <text:list-item>
          <text:p text:style-name="P7"><text:span text:style-name="T9">Be like the founder of Wikipedia, use Linux. </text:span></text:p>
        </text:list-item>
        <text:list-item>
          <text:p text:style-name="P7"><text:span text:style-name="T9">Starting with Linux in a VM, training wheels. </text:span></text:p>
        </text:list-item>
        <text:list-item>
          <text:p text:style-name="P7"><text:span text:style-name="T9">Keep in mind doing so will double the amount of time it takes you to become familiar with Linux. </text:span></text:p>
        </text:list-item>
      </text:list>
      <text:p text:style-name="Standard"/>
      <text:p text:style-name="Standard"><text:span text:style-name="T8">Parental Linux</text:span></text:p>
      <text:p text:style-name="Standard"><text:a xlink:type="simple" xlink:href="https://blog.simon-frey.eu/how-switching-my-parents-over-to-linux-saved-me-a-lot-of-headache-and-support" text:style-name="ListLabel_20_101" text:visited-style-name="ListLabel_20_101"><text:span text:style-name="T15">https://blog.simon-frey.eu/how-switching-my-parents-over-to-linux-saved-me-a-lot-of-headache-and-support</text:span></text:a></text:p>
      <text:list xml:id="list470012190" text:style-name="WWNum3">
        <text:list-item>
          <text:p text:style-name="P8"><text:span text:style-name="T5">These detailed techniques that Simon Frey used are very similar to the ones I use myself when switching someone over to Linux.</text:span></text:p>
        </text:list-item>
        <text:list-item>
          <text:p text:style-name="P8"><text:span text:style-name="T5">I really like the fact that he mentioned not to go over an hour at a time when introducing a new user or your family to linux, because they can become overwhelmed.</text:span></text:p>
        </text:list-item>
        <text:list-item>
          <text:p text:style-name="P8"><text:span text:style-name="T5">Also, yes, remember to change the boot order in the BIOS back to hard drive after installing Linux from the USB drive.</text:span></text:p>
        </text:list-item>
        <text:list-item>
          <text:p text:style-name="P8"><text:span text:style-name="T5">My biggest advice, as a teacher, and someone who shows new users how to use Linux on a regular basis, is to have PATIENCE!</text:span></text:p>
        </text:list-item>
        <text:list-item>
          <text:p text:style-name="P8"><text:span text:style-name="T12">My mom still has her old Asus Eee PC netbook and this Christmas I wiped it and installed Xubuntu 18.04 32bit.</text:span></text:p>
        </text:list-item>
        <text:list-item>
          <text:p text:style-name="P8"><text:span text:style-name="T12">After some WINE and MS Office 2007, it’s a kickass productivity machine for a teacher.</text:span></text:p>
        </text:list-item>
        <text:list-item>
          <text:p text:style-name="P8"><text:soft-page-break/><text:span text:style-name="T12">Turns out, 32bit Chromium still holds its own rather well running on older hardware.</text:span></text:p>
        </text:list-item>
        <text:list-item>
          <text:p text:style-name="P8"><text:span text:style-name="T9">Gimp for image editing? Really?</text:span></text:p>
        </text:list-item>
        <text:list-item>
          <text:p text:style-name="P8"><text:span text:style-name="T9">Yes, use Buntu and not whatever distro is the latest L33t hotness. </text:span></text:p>
        </text:list-item>
        <text:list-item>
          <text:p text:style-name="P8"><text:span text:style-name="T9">Bring a SSD, protip. </text:span></text:p>
        </text:list-item>
        <text:list-item>
          <text:p text:style-name="P8"><text:span text:style-name="T9">Setup the printer, old people like to kill trees, it brings them joy. </text:span></text:p>
        </text:list-item>
        <text:list-item>
          <text:p text:style-name="P8"><text:span text:style-name="T9">Autologin, trust me on this one. </text:span></text:p>
        </text:list-item>
        <text:list-item>
          <text:p text:style-name="P8"><text:span text:style-name="T9">Big honking desktop buttons for the 4 to 7 apps they actually use. </text:span></text:p>
        </text:list-item>
        <text:list-item>
          <text:p text:style-name="P8"><text:span text:style-name="T9">Ya might need to slap an IE icon on FF or Chrome. </text:span></text:p>
        </text:list-item>
      </text:list>
      <text:p text:style-name="Standard"/>
      <text:p text:style-name="Standard"><text:span text:style-name="T3">RandR GUI</text:span></text:p>
      <text:p text:style-name="Standard"><text:a xlink:type="simple" xlink:href="https://github.com/actionless/arandr" text:style-name="ListLabel_20_101" text:visited-style-name="ListLabel_20_101"><text:span text:style-name="T15">https://github.com/actionless/arandr</text:span></text:a></text:p>
      <text:p text:style-name="Standard"><text:a xlink:type="simple" xlink:href="http://screenshots.debian.net/package/arandr" text:style-name="ListLabel_20_101" text:visited-style-name="ListLabel_20_101"><text:span text:style-name="T15">http://screenshots.debian.net/package/arandr</text:span></text:a></text:p>
      <text:list xml:id="list4132016123" text:style-name="WWNum4">
        <text:list-item>
          <text:p text:style-name="P9"><text:span text:style-name="T5">ARandR is a simple visual front end for the XRandR terminal utility that allows you to change the configurations, positions and resolutions for multiple monitor setups.</text:span></text:p>
        </text:list-item>
        <text:list-item>
          <text:p text:style-name="P9"><text:span text:style-name="T5">I have used arandr before to configure multiple monitors with AMD Radeon cards because the Mesa drivers don’t come with that ability.</text:span></text:p>
        </text:list-item>
        <text:list-item>
          <text:p text:style-name="P9"><text:span text:style-name="T5">Arandr has come a long way since 2013, and is now one of the best XRandR front-end GUI utilities.</text:span></text:p>
        </text:list-item>
        <text:list-item>
          <text:p text:style-name="P9"><text:span text:style-name="T5">I have spent many a tedious day editing monitor resolutions, configurations and positions with XRandR and plugging those modes into xorg.conf before there were GUI utilities. </text:span></text:p>
        </text:list-item>
        <text:list-item>
          <text:p text:style-name="P9"><text:span text:style-name="T9">This is a tool everyone should know about since multi monitor setup can be a nightmare. </text:span></text:p>
        </text:list-item>
        <text:list-item>
          <text:p text:style-name="P9"><text:span text:style-name="T12">Persistence is important and that needs to be a thing for all display config tools.</text:span></text:p>
        </text:list-item>
        <text:list-item>
          <text:p text:style-name="P9"><text:span text:style-name="T12">I would also like a GUI which lets me do everything XRandr does, this one is not there yet but it’s coming close.</text:span></text:p>
        </text:list-item>
        <text:list-item>
          <text:p text:style-name="P9"><text:span text:style-name="T9">After dealing with the monitor setup on the DELL’s I was quite thankful of the NVIDIA config-o-tron. </text:span></text:p>
        </text:list-item>
      </text:list>
      <text:p text:style-name="Standard"/>
      <text:p text:style-name="Standard"><text:soft-page-break/><text:span text:style-name="T8">Sudo https</text:span></text:p>
      <text:p text:style-name="Standard"><text:a xlink:type="simple" xlink:href="https://justi.cz/security/2019/01/22/apt-rce.html" text:style-name="ListLabel_20_101" text:visited-style-name="ListLabel_20_101"><text:span text:style-name="T15">https://justi.cz/security/2019/01/22/apt-rce.html</text:span></text:a></text:p>
      <text:p text:style-name="Standard"><text:a xlink:type="simple" xlink:href="https://www.bleepingcomputer.com/news/security/remote-code-execution-bug-patched-in-apt-linux-package-manager/" text:style-name="ListLabel_20_101" text:visited-style-name="ListLabel_20_101"><text:span text:style-name="T15">https://www.bleepingcomputer.com/news/security/remote-code-execution-bug-patched-in-apt-linux-package-manager/</text:span></text:a></text:p>
      <text:list xml:id="list1255903272" text:style-name="WWNum7">
        <text:list-item>
          <text:p text:style-name="P10"><text:span text:style-name="T9">There's no reason to not use HTTPS anymore. </text:span></text:p>
        </text:list-item>
        <text:list-item>
          <text:p text:style-name="P10"><text:span text:style-name="T9">None. </text:span></text:p>
        </text:list-item>
        <text:list-item>
          <text:p text:style-name="P10"><text:span text:style-name="T9">NADA. </text:span></text:p>
        </text:list-item>
        <text:list-item>
          <text:p text:style-name="P10"><text:span text:style-name="T5">Us Linux users have become so complacent in regards to security of our apt repositories, because very few security issues have popped up.</text:span></text:p>
        </text:list-item>
        <text:list-item>
          <text:p text:style-name="P10"><text:span text:style-name="T5">Now that Linux is becoming more popular, more security over repositories needs to be first and foremost so we can keep Linux the most secure operating system in the world.</text:span></text:p>
        </text:list-item>
        <text:list-item>
          <text:p text:style-name="P10"><text:span text:style-name="T12">I’m very much in that same camp of there being no excuse, in 2019, not to have SSL.</text:span></text:p>
        </text:list-item>
        <text:list-item>
          <text:p text:style-name="P10"><text:span text:style-name="T12">CPU cache is big enough these days that even the most complex certificates are processed in no time.</text:span></text:p>
        </text:list-item>
        <text:list-item>
          <text:p text:style-name="P10"><text:span text:style-name="T9">Seriously, just because you don’t think not having https is fine, nothing to exploit. </text:span></text:p>
        </text:list-item>
        <text:list-item>
          <text:p text:style-name="P10"><text:span text:style-name="T9">Don’t mean other people share the same opinion. </text:span></text:p>
        </text:list-item>
      </text:list>
      <text:p text:style-name="Standard"/>
      <text:p text:style-name="Standard"><text:span text:style-name="T11">No place to hang out</text:span></text:p>
      <text:p text:style-name="Standard"><text:a xlink:type="simple" xlink:href="https://www.androidpolice.com/2019/01/22/rip-google-hangouts-official-death-date-has-been-announced/" text:style-name="ListLabel_20_101" text:visited-style-name="ListLabel_20_101"><text:span text:style-name="T15">https://www.androidpolice.com/2019/01/22/rip-google-hangouts-official-death-date-has-been-announced/</text:span></text:a></text:p>
      <text:list xml:id="list1991498794" text:style-name="WWNum8">
        <text:list-item>
          <text:p text:style-name="P11"><text:span text:style-name="T12">It was rather obvious that this was coming</text:span></text:p>
        </text:list-item>
        <text:list-item>
          <text:p text:style-name="P11"><text:span text:style-name="T12">They made Hangouts so useful when they merged it with the Android sms system.</text:span></text:p>
        </text:list-item>
        <text:list-item>
          <text:p text:style-name="P11"><text:span text:style-name="T12">Only to promptly sack that integration and basically bring it back to Skype level of functionality.</text:span></text:p>
        </text:list-item>
        <text:list-item>
          <text:p text:style-name="P11"><text:span text:style-name="T9">Are going to lose hangouts.google.com?</text:span></text:p>
        </text:list-item>
        <text:list-item>
          <text:p text:style-name="P11"><text:span text:style-name="T9">At this point I’m genuinely confused because you have like 6 chat apps. </text:span></text:p>
        </text:list-item>
        <text:list-item>
          <text:p text:style-name="P11"><text:span text:style-name="T5">Make sure to use Google Takeout to backup all your data from Hangouts and Google+.</text:span></text:p>
        </text:list-item>
        <text:list-item>
          <text:p text:style-name="P11"><text:soft-page-break/><text:span text:style-name="T5">Thanks to Empty for posting this in chat.</text:span></text:p>
        </text:list-item>
      </text:list>
      <text:p text:style-name="Standard"/>
      <text:p text:style-name="Standard"><text:span text:style-name="T8">RTX 2060 review</text:span><text:span text:style-name="T9"> </text:span></text:p>
      <text:p text:style-name="Standard"><text:a xlink:type="simple" xlink:href="https://linuxgamecast.com/2019/01/a-hardware-thing-nvidia-2060-fe-linux-benchmarks/" text:style-name="ListLabel_20_101" text:visited-style-name="ListLabel_20_101"><text:span text:style-name="T15">https://linuxgamecast.com/2019/01/a-hardware-thing-nvidia-2060-fe-linux-benchmarks/</text:span></text:a></text:p>
      <text:list xml:id="list1708490369" text:style-name="WWNum11">
        <text:list-item>
          <text:p text:style-name="P12"><text:span text:style-name="T9">It’s not a bad card even for the price. </text:span></text:p>
        </text:list-item>
        <text:list-item>
          <text:p text:style-name="P12"><text:span text:style-name="T9">If you skipped the 10 series and want solid 1080 1440 performance on the sorta-cheap check it out. </text:span></text:p>
        </text:list-item>
        <text:list-item>
          <text:p text:style-name="P12"><text:span text:style-name="T9">For those of you holding out for the 1160Ti (or whatever it’s called) good on you, just keep in mind that it will most certainly not be a 2060 with RTX off. </text:span></text:p>
        </text:list-item>
        <text:list-item>
          <text:p text:style-name="P12"><text:span text:style-name="T9">Will it Blend?</text:span></text:p>
        </text:list-item>
      </text:list>
      <text:p text:style-name="Standard"><draw:rect text:anchor-type="as-char" style:rel-width="100%" draw:z-index="5" draw:style-name="gr1" draw:text-style-name="P16" svg:width="0.0012in" svg:height="0.0213in"><text:p/></draw:rect></text:p>
      <text:p text:style-name="Standard">Plugs</text:p>
      <text:p text:style-name="Standard"/>
      <text:p text:style-name="Standard">New things in the store soon, like hats. </text:p>
      <text:p text:style-name="Standard"><draw:rect text:anchor-type="as-char" style:rel-width="100%" draw:z-index="6" draw:style-name="gr1" draw:text-style-name="P16" svg:width="0.0012in" svg:height="0.0213in"><text:p/></draw:rect></text:p>
      <text:p text:style-name="Standard">Slice of Pi</text:p>
      <text:p text:style-name="Standard"/>
      <text:p text:style-name="Standard"><text:span text:style-name="T3">1.4Pi </text:span></text:p>
      <text:p text:style-name="Standard"><text:a xlink:type="simple" xlink:href="https://blog.adafruit.com/2019/01/17/add-a-floppy-disk-to-your-raspberry-pi-raspberrypi-vintagecomputing-retrocomputing-floppydisks-commodore-acorn/" text:style-name="ListLabel_20_101" text:visited-style-name="ListLabel_20_101"><text:span text:style-name="T15">https://blog.adafruit.com/2019/01/17/add-a-floppy-disk-to-your-raspberry-pi-raspberrypi-vintagecomputing-retrocomputing-floppydisks-commodore-acorn/</text:span></text:a></text:p>
      <text:list xml:id="list2196077365" text:style-name="WWNum5">
        <text:list-item>
          <text:p text:style-name="P13"><text:span text:style-name="T5">Add a floppy disk to your Raspberry Pi using the bbc-fdc floppy disk interface for Raspberry Pi. <text:s/>This allows direct connection of floppy disk drives with 34 pin ribbon cables.</text:span></text:p>
        </text:list-item>
        <text:list-item>
          <text:p text:style-name="P13"><text:span text:style-name="T5">This is definitely a project for me, as I have literally imaged hundreds of floppy disks over the years to backup my animation files and assets, programs and games I have made and to preserve old programs and files. <text:s/>First on SyQuest drives, and then on CD-Rs and later DVD-Rs.</text:span></text:p>
        </text:list-item>
        <text:list-item>
          <text:p text:style-name="P13"><text:span text:style-name="T5">I still have all the old and vintage computers that the floppy disks were made on, but most people don’t have access to these old machines so using a modern day RasPi is the perfect option.</text:span></text:p>
        </text:list-item>
        <text:list-item>
          <text:p text:style-name="P13"><text:span text:style-name="T12">bbc-fdc is a very useful tool in the sense that it doesn’t need to be able to parse the data but rather can create an image directly from the magnetic fields around the disk itself to get a complete copy of everything.</text:span></text:p>
        </text:list-item>
        <text:list-item>
          <text:p text:style-name="P13"><text:soft-page-break/><text:span text:style-name="T12">Thus enabling better forensics if some of that data is corrupted.</text:span></text:p>
        </text:list-item>
      </text:list>
      <text:p text:style-name="Standard"><draw:rect text:anchor-type="as-char" style:rel-width="100%" draw:z-index="7" draw:style-name="gr1" draw:text-style-name="P16" svg:width="0.0012in" svg:height="0.0213in"><text:p/></draw:rect></text:p>
      <text:p text:style-name="Standard">Feedback</text:p>
      <text:p text:style-name="Standard"/>
      <text:p text:style-name="Standard"><text:span text:style-name="T8">LHQ</text:span></text:p>
      <text:p text:style-name="Standard"><text:a xlink:type="simple" xlink:href="https://linuxgamecast.com/bradley/?tmq6Q5J" text:style-name="ListLabel_20_101" text:visited-style-name="ListLabel_20_101"><text:span text:style-name="T15">https://linuxgamecast.com/bradley/?tmq6Q5J</text:span></text:a></text:p>
      <text:list xml:id="list4095086496" text:style-name="WWNum2">
        <text:list-item>
          <text:p text:style-name="P14"><text:span text:style-name="T9">Everything on the internet is fact - Abraham Lincoln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5" meta:word-count="1592" meta:character-count="9607" meta:non-whitespace-character-count="8168"/>
    <meta:generator>LibreOfficeDev/6.0.5.2$Linux_X86_64 LibreOffice_project/</meta:generator>
  </office:meta>
</office:document-meta>
</file>